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57cm" draw:marker-end="Arrow" draw:marker-end-width="0.267cm" draw:fill="none" draw:textarea-vertical-align="middle" fo:padding-top="0.114cm" fo:padding-bottom="0.114cm" fo:padding-left="0.239cm" fo:padding-right="0.239cm"/>
    </style:style>
    <style:style style:name="gr2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-0.025cm" fo:padding-bottom="-0.025cm" fo:padding-left="0.1cm" fo:padding-right="0.1cm"/>
    </style:style>
    <style:style style:name="gr3" style:family="graphic" style:parent-style-name="standard">
      <style:graphic-properties svg:stroke-color="#333333" draw:fill="solid" draw:fill-color="#ffff99" draw:textarea-horizontal-align="justify" draw:textarea-vertical-align="middle" draw:auto-grow-height="false" fo:min-height="0.229cm" fo:min-width="0.4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4.3cm"/>
    </style:style>
    <style:style style:name="gr5" style:family="graphic" style:parent-style-name="standard">
      <style:graphic-properties svg:stroke-width="0cm" svg:stroke-color="#808080" draw:fill="solid" draw:fill-color="#ffff99" draw:opacity="100%" draw:textarea-horizontal-align="justify" draw:textarea-vertical-align="middle" draw:auto-grow-height="false" fo:min-height="0.383cm" fo:min-width="0.133cm" draw:shadow-opacity="100%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691cm"/>
      <style:paragraph-properties style:writing-mode="lr-tb"/>
    </style:style>
    <style:style style:name="gr8" style:family="graphic" style:parent-style-name="standard">
      <style:graphic-properties svg:stroke-color="#333333" draw:fill="solid" draw:fill-color="#ffff99" draw:opacity="100%" draw:textarea-horizontal-align="justify" draw:textarea-vertical-align="middle" draw:auto-grow-height="false" fo:min-height="0.25cm" fo:min-width="0.671cm"/>
      <style:paragraph-properties style:writing-mode="lr-tb"/>
    </style:style>
    <style:style style:name="gr9" style:family="graphic" style:parent-style-name="standard">
      <style:graphic-properties draw:stroke="none" draw:fill="none" fo:min-height="0.7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solid" draw:fill-color="#ffff99" draw:opacity="100%"/>
      <style:paragraph-properties fo:text-align="center"/>
    </style:style>
    <style:style style:name="P5" style:family="paragraph">
      <style:text-properties fo:color="#000000"/>
    </style:style>
    <style:style style:name="P6" style:family="paragraph">
      <loext:graphic-properties draw:fill="non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position="sub 75%"/>
    </style:style>
    <style:style style:name="T3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3.193cm" svg:y1="6.229cm" svg:x2="14.993cm" svg:y2="6.229cm">
          <text:p/>
        </draw:line>
        <draw:line draw:style-name="gr1" draw:text-style-name="P1" draw:layer="layout" svg:x1="13.193cm" svg:y1="7.407cm" svg:x2="14.993cm" svg:y2="7.407cm">
          <text:p/>
        </draw:line>
        <draw:line draw:style-name="gr1" draw:text-style-name="P1" draw:layer="layout" svg:x1="13.193cm" svg:y1="9.358cm" svg:x2="14.993cm" svg:y2="9.358cm">
          <text:p/>
        </draw:line>
        <draw:line draw:style-name="gr1" draw:text-style-name="P1" draw:layer="layout" svg:x1="13.193cm" svg:y1="10.659cm" svg:x2="14.993cm" svg:y2="10.659cm">
          <text:p/>
        </draw:line>
        <draw:line draw:style-name="gr1" draw:text-style-name="P1" draw:layer="layout" svg:x1="10.7cm" svg:y1="10.659cm" svg:x2="12.5cm" svg:y2="10.659cm">
          <text:p/>
        </draw:line>
        <draw:line draw:style-name="gr1" draw:text-style-name="P1" draw:layer="layout" svg:x1="10.7cm" svg:y1="9.358cm" svg:x2="12.5cm" svg:y2="9.358cm">
          <text:p/>
        </draw:line>
        <draw:line draw:style-name="gr1" draw:text-style-name="P1" draw:layer="layout" svg:x1="10.7cm" svg:y1="7.407cm" svg:x2="12.5cm" svg:y2="7.407cm">
          <text:p/>
        </draw:line>
        <draw:line draw:style-name="gr1" draw:text-style-name="P1" draw:layer="layout" svg:x1="10.7cm" svg:y1="6.229cm" svg:x2="12.5cm" svg:y2="6.229cm">
          <text:p/>
        </draw:line>
        <draw:line draw:style-name="gr2" draw:text-style-name="P1" draw:layer="layout" svg:x1="6.931cm" svg:y1="5.4cm" svg:x2="10.931cm" svg:y2="6.4cm">
          <text:p/>
        </draw:line>
        <draw:line draw:style-name="gr2" draw:text-style-name="P1" draw:layer="layout" svg:x1="6.931cm" svg:y1="6.4cm" svg:x2="10.931cm" svg:y2="6.4cm">
          <text:p/>
        </draw:line>
        <draw:line draw:style-name="gr2" draw:text-style-name="P1" draw:layer="layout" svg:x1="6.831cm" svg:y1="7.4cm" svg:x2="10.931cm" svg:y2="6.4cm">
          <text:p/>
        </draw:line>
        <draw:line draw:style-name="gr2" draw:text-style-name="P1" draw:layer="layout" svg:x1="6.931cm" svg:y1="9.4cm" svg:x2="10.931cm" svg:y2="6.4cm">
          <text:p/>
        </draw:line>
        <draw:line draw:style-name="gr2" draw:text-style-name="P1" draw:layer="layout" svg:x1="6.931cm" svg:y1="10.4cm" svg:x2="10.931cm" svg:y2="6.4cm">
          <text:p/>
        </draw:line>
        <draw:line draw:style-name="gr2" draw:text-style-name="P1" draw:layer="layout" svg:x1="6.931cm" svg:y1="6.4cm" svg:x2="10.931cm" svg:y2="7.4cm">
          <text:p/>
        </draw:line>
        <draw:line draw:style-name="gr2" draw:text-style-name="P1" draw:layer="layout" svg:x1="6.931cm" svg:y1="5.4cm" svg:x2="10.931cm" svg:y2="7.4cm">
          <text:p/>
        </draw:line>
        <draw:line draw:style-name="gr2" draw:text-style-name="P1" draw:layer="layout" svg:x1="6.931cm" svg:y1="7.4cm" svg:x2="10.931cm" svg:y2="7.4cm">
          <text:p/>
        </draw:line>
        <draw:line draw:style-name="gr2" draw:text-style-name="P1" draw:layer="layout" svg:x1="6.931cm" svg:y1="9.5cm" svg:x2="10.931cm" svg:y2="7.4cm">
          <text:p/>
        </draw:line>
        <draw:line draw:style-name="gr2" draw:text-style-name="P1" draw:layer="layout" svg:x1="6.931cm" svg:y1="10.4cm" svg:x2="10.931cm" svg:y2="7.4cm">
          <text:p/>
        </draw:line>
        <draw:line draw:style-name="gr2" draw:text-style-name="P1" draw:layer="layout" svg:x1="6.931cm" svg:y1="9.4cm" svg:x2="10.931cm" svg:y2="9.4cm">
          <text:p/>
        </draw:line>
        <draw:line draw:style-name="gr2" draw:text-style-name="P1" draw:layer="layout" svg:x1="6.931cm" svg:y1="5.4cm" svg:x2="10.931cm" svg:y2="9.4cm">
          <text:p/>
        </draw:line>
        <draw:line draw:style-name="gr2" draw:text-style-name="P1" draw:layer="layout" svg:x1="6.931cm" svg:y1="6.4cm" svg:x2="10.931cm" svg:y2="9.4cm">
          <text:p/>
        </draw:line>
        <draw:line draw:style-name="gr2" draw:text-style-name="P1" draw:layer="layout" svg:x1="6.931cm" svg:y1="7.4cm" svg:x2="10.931cm" svg:y2="9.4cm">
          <text:p/>
        </draw:line>
        <draw:line draw:style-name="gr2" draw:text-style-name="P1" draw:layer="layout" svg:x1="6.931cm" svg:y1="10.4cm" svg:x2="10.931cm" svg:y2="9.4cm">
          <text:p/>
        </draw:line>
        <draw:line draw:style-name="gr2" draw:text-style-name="P1" draw:layer="layout" svg:x1="6.931cm" svg:y1="10.4cm" svg:x2="10.9cm" svg:y2="10.6cm">
          <text:p/>
        </draw:line>
        <draw:line draw:style-name="gr2" draw:text-style-name="P1" draw:layer="layout" svg:x1="6.931cm" svg:y1="9.4cm" svg:x2="11cm" svg:y2="10.7cm">
          <text:p/>
        </draw:line>
        <draw:line draw:style-name="gr2" draw:text-style-name="P1" draw:layer="layout" svg:x1="6.931cm" svg:y1="7.4cm" svg:x2="11cm" svg:y2="10.7cm">
          <text:p/>
        </draw:line>
        <draw:line draw:style-name="gr2" draw:text-style-name="P1" draw:layer="layout" svg:x1="6.931cm" svg:y1="6.4cm" svg:x2="11cm" svg:y2="10.7cm">
          <text:p/>
        </draw:line>
        <draw:line draw:style-name="gr2" draw:text-style-name="P1" draw:layer="layout" svg:x1="6.931cm" svg:y1="5.4cm" svg:x2="11cm" svg:y2="10.7cm">
          <text:p/>
        </draw:line>
        <draw:custom-shape draw:style-name="gr3" draw:text-style-name="P3" draw:layer="layout" svg:width="0.971cm" svg:height="0.479cm" svg:x="14.929cm" svg:y="5.99cm">
          <text:p text:style-name="P2">[0 ; 1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8cm" svg:height="6cm" svg:x="4.4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95cm" svg:height="0.895cm" svg:x="10.505cm" svg:y="8.911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95cm" svg:height="0.895cm" svg:x="10.505cm" svg:y="10.212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95cm" svg:height="0.895cm" svg:x="10.505cm" svg:y="6.96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95cm" svg:height="0.895cm" svg:x="10.505cm" svg:y="5.78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388cm" svg:height="1.104cm" svg:x="16.112cm" svg:y="5.7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" draw:text-style-name="P3" draw:layer="layout" svg:width="0.971cm" svg:height="0.479cm" svg:x="14.929cm" svg:y="7.168cm">
          <text:p text:style-name="P2">[0 ; 1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412cm" svg:height="1.104cm" svg:x="16.1cm" svg:y="6.9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3" draw:layer="layout" svg:width="0.971cm" svg:height="0.479cm" svg:x="14.929cm" svg:y="9.119cm">
          <text:p text:style-name="P2">[0 ; 1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412cm" svg:height="1.104cm" svg:x="16.1cm" svg:y="8.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3" draw:layer="layout" svg:width="0.971cm" svg:height="0.479cm" svg:x="14.929cm" svg:y="10.42cm">
          <text:p text:style-name="P2">[0 ; 1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504cm" svg:height="1.104cm" svg:x="16.096cm" svg:y="1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6" draw:layer="layout" svg:width="0.8cm" svg:height="0.941cm" svg:x="11.3cm" svg:y="5.759cm">
          <draw:text-box>
            <text:p text:style-name="P5"><text:span text:style-name="T1">y</text:span><text:span text:style-name="T2">1</text:span></text:p>
          </draw:text-box>
        </draw:frame>
        <draw:frame draw:style-name="gr6" draw:text-style-name="P2" draw:layer="layout" svg:width="0.319cm" svg:height="0.402cm" svg:x="14cm" svg:y="5.82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4" draw:layer="layout" svg:width="1.171cm" svg:height="0.5cm" svg:x="12.487cm" svg:y="7.157cm">
          <text:p text:style-name="P2"><text:span text:style-name="T3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171cm" svg:height="0.5cm" svg:x="12.487cm" svg:y="9.108cm">
          <text:p text:style-name="P2"><text:span text:style-name="T3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171cm" svg:height="0.5cm" svg:x="12.487cm" svg:y="10.409cm">
          <text:p text:style-name="P2"><text:span text:style-name="T3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171cm" svg:height="0.5cm" svg:x="12.487cm" svg:y="5.979cm">
          <text:p text:style-name="P2"><text:span text:style-name="T3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0.326cm" svg:height="0.402cm" svg:x="14.001cm" svg:y="7.0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2" draw:layer="layout" svg:width="0.326cm" svg:height="0.402cm" svg:x="14.002cm" svg:y="8.9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0.418cm" svg:height="0.402cm" svg:x="14.003cm" svg:y="10.2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6" draw:layer="layout" svg:width="0.8cm" svg:height="0.941cm" svg:x="11.3cm" svg:y="6.86cm">
          <draw:text-box>
            <text:p text:style-name="P5"><text:span text:style-name="T1">y</text:span><text:span text:style-name="T2">2</text:span></text:p>
          </draw:text-box>
        </draw:frame>
        <draw:frame draw:style-name="gr7" draw:text-style-name="P6" draw:layer="layout" svg:width="0.8cm" svg:height="0.941cm" svg:x="11.3cm" svg:y="8.888cm">
          <draw:text-box>
            <text:p text:style-name="P5"><text:span text:style-name="T1">y</text:span><text:span text:style-name="T2">9</text:span></text:p>
          </draw:text-box>
        </draw:frame>
        <draw:frame draw:style-name="gr9" draw:text-style-name="P6" draw:layer="layout" svg:width="1.1cm" svg:height="0.995cm" svg:x="11.3cm" svg:y="10.162cm">
          <draw:text-box>
            <text:p text:style-name="P5"><text:span text:style-name="T1">y</text:span><text:span text:style-name="T2">1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cccc" draw:marker-start-width="0.2cm" draw:marker-start-center="false" draw:marker-end-width="0.2cm" draw:marker-end-center="false" draw:fill="solid" draw:fill-color="#dddddd" draw:opacity="60%" draw:textarea-horizontal-align="justify" fo:padding-top="0.125cm" fo:padding-bottom="0.125cm" fo:padding-left="0.25cm" fo:padding-right="0.25cm" draw:shadow="hidden" draw:shadow-offset-x="0.2cm" draw:shadow-offset-y="0.2cm" draw:shadow-color="#808080" draw:shadow-opacity="6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b4c7dc" draw:marker-start-width="0.29cm" draw:marker-end="Arrow" draw:marker-end-width="0.36cm" draw:fill="none" draw:fill-gradient-name="Gradient_20_1" draw:fill-hatch-name="Hatching_20_1" draw:fill-image-name="Bitmap_20_1" text:animation-delay="P0D"/>
      <style:text-properties fo:color="#661900" style:text-underline-style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an-luc Charles</meta:initial-creator>
    <meta:creation-date>2018-10-23T07:56:40.032983657</meta:creation-date>
    <dc:date>2020-12-29T13:34:56.261041457</dc:date>
    <meta:editing-duration>PT1H42M35S</meta:editing-duration>
    <meta:editing-cycles>23</meta:editing-cycles>
    <meta:generator>LibreOffice/6.4.6.2$Linux_X86_64 LibreOffice_project/40$Build-2</meta:generator>
    <meta:document-statistic meta:object-count="53"/>
  </office:meta>
</office:document-meta>
</file>

<file path=Object 1/content.xml><?xml version="1.0" encoding="utf-8"?>
<math xmlns="http://www.w3.org/1998/Math/MathML" display="block">
  <semantics>
    <mrow>
      <msub>
        <mi>Y</mi>
        <mn>2</mn>
      </msub>
      <mo stretchy="false">=</mo>
      <mfrac>
        <msup>
          <mi>e</mi>
          <msub>
            <mi>y</mi>
            <mn>2</mn>
          </msub>
        </msup>
        <mrow>
          <munder>
            <mo stretchy="false">∑</mo>
            <mi>j</mi>
          </munder>
          <msup>
            <mi>e</mi>
            <msub>
              <mi>y</mi>
              <mi>j</mi>
            </msub>
          </msup>
        </mrow>
      </mfrac>
    </mrow>
    <annotation encoding="StarMath 5.0">Y_2 = {e^{y_2}} over { sum from{j} e^{y_j} } </annotation>
  </semantics>
</math>
</file>

<file path=Object 2/content.xml><?xml version="1.0" encoding="utf-8"?>
<math xmlns="http://www.w3.org/1998/Math/MathML" display="block">
  <semantics>
    <mrow>
      <msub>
        <mi>Y</mi>
        <mn>1</mn>
      </msub>
      <mo stretchy="false">=</mo>
      <mfrac>
        <msup>
          <mi>e</mi>
          <msub>
            <mi>y</mi>
            <mn>1</mn>
          </msub>
        </msup>
        <mrow>
          <munder>
            <mo stretchy="false">∑</mo>
            <mi>i</mi>
          </munder>
          <msup>
            <mi>e</mi>
            <msub>
              <mi>y</mi>
              <mi>i</mi>
            </msub>
          </msup>
        </mrow>
      </mfrac>
    </mrow>
    <annotation encoding="StarMath 5.0">Y_1 = {e^{y_1}} over { sum from{i} e^{y_i} } </annotation>
  </semantics>
</math>
</file>

<file path=Object 3/content.xml><?xml version="1.0" encoding="utf-8"?>
<math xmlns="http://www.w3.org/1998/Math/MathML" display="block">
  <semantics>
    <mrow>
      <msub>
        <mi>Y</mi>
        <mn>9</mn>
      </msub>
      <mo stretchy="false">=</mo>
      <mfrac>
        <msup>
          <mi>e</mi>
          <msub>
            <mi>y</mi>
            <mn>9</mn>
          </msub>
        </msup>
        <mrow>
          <munder>
            <mo stretchy="false">∑</mo>
            <mi>j</mi>
          </munder>
          <msup>
            <mi>e</mi>
            <msub>
              <mi>y</mi>
              <mi>j</mi>
            </msub>
          </msup>
        </mrow>
      </mfrac>
    </mrow>
    <annotation encoding="StarMath 5.0">Y_9 = {e^{y_9}} over { sum from{j} e^{y_j} } </annotation>
  </semantics>
</math>
</file>

<file path=Object 4/content.xml><?xml version="1.0" encoding="utf-8"?>
<math xmlns="http://www.w3.org/1998/Math/MathML" display="block">
  <semantics>
    <mrow>
      <msub>
        <mi>Y</mi>
        <mn>10</mn>
      </msub>
      <mo stretchy="false">=</mo>
      <mfrac>
        <msup>
          <mi>e</mi>
          <msub>
            <mi>y</mi>
            <mn>10</mn>
          </msub>
        </msup>
        <mrow>
          <munder>
            <mo stretchy="false">∑</mo>
            <mi>j</mi>
          </munder>
          <msup>
            <mi>e</mi>
            <msub>
              <mi>y</mi>
              <mi>j</mi>
            </msub>
          </msup>
        </mrow>
      </mfrac>
    </mrow>
    <annotation encoding="StarMath 5.0">Y_10 = {e^{y_10}} over { sum from{j} e^{y_j} } </annotation>
  </semantics>
</math>
</file>

<file path=Object 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7/content.xml><?xml version="1.0" encoding="utf-8"?>
<math xmlns="http://www.w3.org/1998/Math/MathML" display="block">
  <semantics>
    <msub>
      <mi>Y</mi>
      <mn>9</mn>
    </msub>
    <annotation encoding="StarMath 5.0">Y_9</annotation>
  </semantics>
</math>
</file>

<file path=Object 8/content.xml><?xml version="1.0" encoding="utf-8"?>
<math xmlns="http://www.w3.org/1998/Math/MathML" display="block">
  <semantics>
    <msub>
      <mi>Y</mi>
      <mn>10</mn>
    </msub>
    <annotation encoding="StarMath 5.0">Y_10</annotation>
  </semantics>
</math>
</file>